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Для кого эта книга? Прежде всего для того кому интересно системное администрирование, так же будет интересна и тем кто хочет оставаться в тонусе.</text:span></text:span></text:p>
      <text:p text:style-name="Text_20_body_20_indent"><text:span text:style-name="Strong_20_Emphasis"><text:span text:style-name="T1">В данный раз представлена чисто теоретическая часть по истории ос и кратко обо всем.</text:span></text:span></text:p>
      <text:p text:style-name="Text_20_body_20_indent"><text:span text:style-name="Strong_20_Emphasis"/></text:p>
      <text:p text:style-name="P3"><text:span text:style-name="Strong_20_Emphasis"><text:tab/><text:tab/><text:tab/>Оглавление:</text:span></text:p>
      <text:p text:style-name="Text_20_body_20_indent"><text:span text:style-name="Strong_20_Emphasis">Глава 1:</text:span></text:p>
      <text:p text:style-name="Text_20_body_20_indent"><text:span text:style-name="Strong_20_Emphasis">Операционная система. Миф, быль или среда жизни.</text:span></text:p>
      <text:p text:style-name="Text_20_body_20_indent"><text:span text:style-name="Strong_20_Emphasis">Что такое дистрибутив<text:line-break/>Коротко о самых известных дистрибутива. </text:span></text:p>
      <text:p text:style-name="Text_20_body_20_indent"><text:span text:style-name="Strong_20_Emphasis"/></text:p>
      <text:p text:style-name="Text_20_body_20_indent"><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Программное обеспечение.</text:span></text:p>
      <text:p text:style-name="Text_20_body_20_indent"><text:span text:style-name="Strong_20_Emphasis"/></text:p>
      <text:p text:style-name="P3"><text:span text:style-name="Strong_20_Emphasis">Операционная система. Миф, быль или среда жизни.</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надеюсь извращенцев нет и все смотрят котэ),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 да поможет мне википедия.</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Text_20_body_20_indent"><text:span text:style-name="Strong_20_Emphasis">Что такое дистрибутив</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Text_20_body_20_indent"><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
      <text:p text:style-name="Text_20_body_20_indent"><text:soft-page-break/>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4">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3"><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text:p>
      <text:p text:style-name="Text_20_body_20_indent"><text:span text:style-name="Strong_20_Emphasis">Программное обеспечение в абстракции, сферическая консоль в вакууме.</text:span></text:p>
      <text:p text:style-name="Text_20_body_20_indent"/>
      <text:p text:style-name="Text_20_body_20_indent">Берем экстрактную сеть, в ее состав будут входит следующие элементы:<text:line-break/>• шлюз, предназначенный для организации доступа пользователей локальной сети к различным ресурсам в Интернет и защиты локальной сети от несанкционированного доступа из вне;<text:line-break/>• первичный и вторичный, имеющий независимое подключение к Интернет, DNS-сервера;<text:line-break/>• два VPN-сервера, предназначенные для объединения в единую сеть локальных сетей удаленных<text:line-break/>офисов с использованием сетей общего пользования (Интернет);<text:line-break/>• сервер, предназначенный для организации службы электронной почты;<text:line-break/>• сервер баз данных;<text:line-break/>• FTP-сервер;<text:line-break/>• Web-сервер;<text:line-break/>• расположенный внутри локальной сети Samba-сервер, предназначенный для организации доступа к общим сетевым ресурсам файлам и принтерам<text:line-break/><text:span text:style-name="Emphasis">Внутри локальной сети также могут находиться дополнительные сервера, используемые для организации служб, функционирующих в пределах локальной сети.</text:span><text:line-break/>Напомню что данный пример настолько абстрактный что редко можно встретить в повседневной жизни, такое возможно только в больших компаниях. Как показывает практика в среднестатистических компаниях не используют допустим два VPN сервера, так же DNS сервера не всегда поднимаются, в частности используются DNS сервера провайдера. Так же не всегда можно встретить Web,ftp, mail сервера, достаточно часто пользуются услугами хостинг компаний. Денежный вопрос тут достаточно разнообразный, оплата хостинга от несколько сотен до несколько тысяч рублем. Тогда у в нашей сети останется только два сервера, это Samba для доступа к общим файла, и интернет шлюз.<text:line-break/>Правда можно все серверы повесить на два сервера, но здесь уже идет другой вопрос вопрос сетевой безопасности, если злоумышленник скомпрометирует наш сервер, то вся сеть будет в полном его распоряжение. А согласитесь это весьма чревато, как для безопасности, так и для вашего рабочего места.</text:p>
      <text:p text:style-name="Text_20_body_20_indent"><text:span text:style-name="Strong_20_Emphasis">Програмное обеспечение</text:span></text:p>
      <text:p text:style-name="Text_20_body_20_indent">GnuPG, OpenSSL, OpenSSH - криптографического программного обеспечения, используемого для безопасной передачи данных, проверки подлинности и целостности электронных документов, администрирования удаленных систем;<text:line-break/>Sudo, sXid, LogSentry, HostSentry, PortSentry, Snort, ucspi-tcp, xinetd, NTP - программного обеспечения для ограничения доступа к серверу, анализа файлов регистрации и обнаружения попыток деструктивного воздействия;<text:line-break/><text:line-break/>ISC BIND - программного обеспечения для организации службы DNS;<text:line-break/><text:line-break/>Squid, SquidGuard, VPN-cервер, FreeS/WAN, PPTP-клиент - программного обеспечения, используемого для организации шлюза из локальных сетей в Интернет и объединения локальных сетей с помощью сетей общего пользования;<text:line-break/><text:line-break/>Exim, Qpopper, SpamAssassin, Doctor Web - программного обеспечения, используемого для <text:soft-page-break/>организации службы электронной почты с поддержкой фильтрации сообщений, содержащих спам и вирусы;<text:line-break/><text:line-break/>MySQL,postgresql,oracle - сервера баз данных;<text:line-break/><text:line-break/>ProFTPD, vsFTPD - программного обеспечения, предназначенного для организации FTP-сервера;<text:line-break/><text:line-break/>Apache HTTP Server, PHP(php-fpm),nginx,lighthttpd, mod_perl - программного обеспечения, предназначенного для организации Web-сервера;<text:line-break/><text:line-break/>Samba - программного обеспечения, используемого для организации совместного доступа к общим сетевым ресурсам (файлам, каталогам и принтерам);<text:line-break/><text:line-break/>tar , etc - утилиты, используемой для резервного копирования критически важной информации.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5:25:02</dc:date>
    <meta:editing-duration>PT35M19S</meta:editing-duration>
    <meta:editing-cycles>3</meta:editing-cycles>
    <meta:generator>LibreOffice/3.4$Linux LibreOffice_project/340m1$Build-602</meta:generator>
    <meta:document-statistic meta:table-count="0" meta:image-count="0" meta:object-count="0" meta:page-count="9" meta:paragraph-count="61" meta:word-count="2295" meta:character-count="17438" meta:non-whitespace-character-count="15145"/>
  </office:meta>
</office:document-meta>
</file>